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L</text:p>
          </table:table-cell>
          <table:table-cell office:value-type="string">
            <text:p>100M</text:p>
          </table:table-cell>
          <table:table-cell office:value-type="string">
            <text:p>200M</text:p>
          </table:table-cell>
          <table:table-cell office:value-type="string">
            <text:p>PROT</text:p>
          </table:table-cell>
          <table:table-cell office:value-type="string">
            <text:p>100MR</text:p>
          </table:table-cell>
          <table:table-cell office:value-type="string">
            <text:p>200MR</text:p>
          </table:table-cell>
          <table:table-cell office:value-type="string">
            <text:p>200MRA</text:p>
          </table:table-cell>
          <table:table-cell office:value-type="string">
            <text:p>PROTA</text:p>
          </table:table-cell>
          <table:table-cell table:style-name="Default" office:value-type="string">
            <text:p>100MRA</text:p>
          </table:table-cell>
          <table:table-cell office:value-type="string">
            <text:p>100MA</text:p>
          </table:table-cell>
          <table:table-cell office:value-type="string">
            <text:p>200M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J2]-1)*8" office:value-type="float" office:value="38407552">
            <text:p>38407552</text:p>
          </table:table-cell>
          <table:table-cell table:formula="of:=([.K2]-1)*8" office:value-type="float" office:value="86625600">
            <text:p>86625600</text:p>
          </table:table-cell>
          <table:table-cell table:formula="of:=([.H2]-1)*8" office:value-type="float" office:value="242568">
            <text:p>242568</text:p>
          </table:table-cell>
          <table:table-cell table:formula="of:=[.I2]-1" office:value-type="float" office:value="24443036">
            <text:p>24443036</text:p>
          </table:table-cell>
          <table:table-cell table:formula="of:=([.G2]-1) *8" office:value-type="float" office:value="49251344">
            <text:p>49251344</text:p>
          </table:table-cell>
          <table:table-cell office:value-type="float" office:value="6156419">
            <text:p>6156419</text:p>
          </table:table-cell>
          <table:table-cell office:value-type="float" office:value="30322">
            <text:p>30322</text:p>
          </table:table-cell>
          <table:table-cell office:value-type="float" office:value="24443037">
            <text:p>24443037</text:p>
          </table:table-cell>
          <table:table-cell office:value-type="float" office:value="4800945">
            <text:p>4800945</text:p>
          </table:table-cell>
          <table:table-cell office:value-type="float" office:value="10828201">
            <text:p>108282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J3]-1)*8-3" office:value-type="float" office:value="3305453">
            <text:p>3305453</text:p>
          </table:table-cell>
          <table:table-cell table:formula="of:=([.K3]-1)*8-3" office:value-type="float" office:value="9257389">
            <text:p>9257389</text:p>
          </table:table-cell>
          <table:table-cell table:formula="of:=([.H3]-1)*8" office:value-type="float" office:value="199544">
            <text:p>199544</text:p>
          </table:table-cell>
          <table:table-cell table:formula="of:=[.I3]-1" office:value-type="float" office:value="1530233">
            <text:p>1530233</text:p>
          </table:table-cell>
          <table:table-cell table:formula="of:=([.G3]-1) *8" office:value-type="float" office:value="3072976">
            <text:p>3072976</text:p>
          </table:table-cell>
          <table:table-cell office:value-type="float" office:value="384123">
            <text:p>384123</text:p>
          </table:table-cell>
          <table:table-cell office:value-type="float" office:value="24944">
            <text:p>24944</text:p>
          </table:table-cell>
          <table:table-cell office:value-type="float" office:value="1530234">
            <text:p>1530234</text:p>
          </table:table-cell>
          <table:table-cell office:value-type="float" office:value="413183">
            <text:p>413183</text:p>
          </table:table-cell>
          <table:table-cell office:value-type="float" office:value="1157175">
            <text:p>11571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J4]-1)*8-3" office:value-type="float" office:value="738573">
            <text:p>738573</text:p>
          </table:table-cell>
          <table:table-cell table:formula="of:=([.K4]-1)*8" office:value-type="float" office:value="504432">
            <text:p>504432</text:p>
          </table:table-cell>
          <table:table-cell table:formula="of:=([.H4]-1)*8" office:value-type="float" office:value="245824">
            <text:p>245824</text:p>
          </table:table-cell>
          <table:table-cell table:formula="of:=[.I4]-1" office:value-type="float" office:value="96401">
            <text:p>96401</text:p>
          </table:table-cell>
          <table:table-cell table:formula="of:=([.G4]-1) *8" office:value-type="float" office:value="193032">
            <text:p>193032</text:p>
          </table:table-cell>
          <table:table-cell office:value-type="float" office:value="24130">
            <text:p>24130</text:p>
          </table:table-cell>
          <table:table-cell office:value-type="float" office:value="30729">
            <text:p>30729</text:p>
          </table:table-cell>
          <table:table-cell office:value-type="float" office:value="96402">
            <text:p>96402</text:p>
          </table:table-cell>
          <table:table-cell office:value-type="float" office:value="92323">
            <text:p>92323</text:p>
          </table:table-cell>
          <table:table-cell office:value-type="float" office:value="63055">
            <text:p>630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J5]-1)*8-3" office:value-type="float" office:value="91605">
            <text:p>91605</text:p>
          </table:table-cell>
          <table:table-cell table:formula="of:=([.K5]-1)*8-3" office:value-type="float" office:value="208725">
            <text:p>208725</text:p>
          </table:table-cell>
          <table:table-cell table:formula="of:=([.H5]-1)*8" office:value-type="float" office:value="2134760">
            <text:p>2134760</text:p>
          </table:table-cell>
          <table:table-cell table:formula="of:=[.I5]-1" office:value-type="float" office:value="6831">
            <text:p>6831</text:p>
          </table:table-cell>
          <table:table-cell table:formula="of:=([.G5]-1) *8" office:value-type="float" office:value="12920">
            <text:p>12920</text:p>
          </table:table-cell>
          <table:table-cell office:value-type="float" office:value="1616">
            <text:p>1616</text:p>
          </table:table-cell>
          <table:table-cell office:value-type="float" office:value="266846">
            <text:p>266846</text:p>
          </table:table-cell>
          <table:table-cell office:value-type="float" office:value="6832">
            <text:p>6832</text:p>
          </table:table-cell>
          <table:table-cell office:value-type="float" office:value="11452">
            <text:p>11452</text:p>
          </table:table-cell>
          <table:table-cell office:value-type="float" office:value="26092">
            <text:p>260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J6]-1)*8" office:value-type="float" office:value="75488">
            <text:p>75488</text:p>
          </table:table-cell>
          <table:table-cell table:formula="of:=([.K6]-1)*8" office:value-type="float" office:value="157280">
            <text:p>157280</text:p>
          </table:table-cell>
          <table:table-cell table:formula="of:=([.H6]-1)*8" office:value-type="float" office:value="40104">
            <text:p>40104</text:p>
          </table:table-cell>
          <table:table-cell table:formula="of:=[.I6]-1" office:value-type="float" office:value="1033">
            <text:p>1033</text:p>
          </table:table-cell>
          <table:table-cell table:formula="of:=([.G6]-1) *8" office:value-type="float" office:value="1040">
            <text:p>1040</text:p>
          </table:table-cell>
          <table:table-cell office:value-type="float" office:value="131">
            <text:p>131</text:p>
          </table:table-cell>
          <table:table-cell office:value-type="float" office:value="5014">
            <text:p>5014</text:p>
          </table:table-cell>
          <table:table-cell office:value-type="float" office:value="1034">
            <text:p>1034</text:p>
          </table:table-cell>
          <table:table-cell office:value-type="float" office:value="9437">
            <text:p>9437</text:p>
          </table:table-cell>
          <table:table-cell office:value-type="float" office:value="19661">
            <text:p>196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J7]-1)*8" office:value-type="float" office:value="35552">
            <text:p>35552</text:p>
          </table:table-cell>
          <table:table-cell table:formula="of:=([.K7]-1)*8-3" office:value-type="float" office:value="46421">
            <text:p>46421</text:p>
          </table:table-cell>
          <table:table-cell table:formula="of:=([.H7]-1)*8" office:value-type="float" office:value="19016">
            <text:p>19016</text:p>
          </table:table-cell>
          <table:table-cell table:formula="of:=[.I7]-1" office:value-type="float" office:value="1000">
            <text:p>1000</text:p>
          </table:table-cell>
          <table:table-cell table:formula="of:=([.G7]-1) *8" office:value-type="float" office:value="1000">
            <text:p>1000</text:p>
          </table:table-cell>
          <table:table-cell office:value-type="float" office:value="126">
            <text:p>126</text:p>
          </table:table-cell>
          <table:table-cell office:value-type="float" office:value="2378">
            <text:p>2378</text:p>
          </table:table-cell>
          <table:table-cell office:value-type="float" office:value="1001">
            <text:p>1001</text:p>
          </table:table-cell>
          <table:table-cell office:value-type="float" office:value="4445">
            <text:p>4445</text:p>
          </table:table-cell>
          <table:table-cell office:value-type="float" office:value="5804">
            <text:p>58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J8]-1)*8-3" office:value-type="float" office:value="17189">
            <text:p>17189</text:p>
          </table:table-cell>
          <table:table-cell table:formula="of:=([.K8]-1)*8" office:value-type="float" office:value="43728">
            <text:p>43728</text:p>
          </table:table-cell>
          <table:table-cell table:formula="of:=([.H8]-1)*8" office:value-type="float" office:value="130344">
            <text:p>130344</text:p>
          </table:table-cell>
          <table:table-cell table:formula="of:=[.I8]-1" office:value-type="float" office:value="1000">
            <text:p>1000</text:p>
          </table:table-cell>
          <table:table-cell table:formula="of:=([.G8]-1) *8" office:value-type="float" office:value="1000">
            <text:p>1000</text:p>
          </table:table-cell>
          <table:table-cell office:value-type="float" office:value="126">
            <text:p>126</text:p>
          </table:table-cell>
          <table:table-cell office:value-type="float" office:value="16294">
            <text:p>16294</text:p>
          </table:table-cell>
          <table:table-cell office:value-type="float" office:value="1001">
            <text:p>1001</text:p>
          </table:table-cell>
          <table:table-cell office:value-type="float" office:value="2150">
            <text:p>2150</text:p>
          </table:table-cell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J9]-1)*8" office:value-type="float" office:value="1232">
            <text:p>1232</text:p>
          </table:table-cell>
          <table:table-cell table:formula="of:=([.K9]-1)*8-3" office:value-type="float" office:value="9173">
            <text:p>9173</text:p>
          </table:table-cell>
          <table:table-cell table:formula="of:=([.H9]-1)*8" office:value-type="float" office:value="29816">
            <text:p>29816</text:p>
          </table:table-cell>
          <table:table-cell table:formula="of:=[.I9]-1" office:value-type="float" office:value="1000">
            <text:p>1000</text:p>
          </table:table-cell>
          <table:table-cell table:formula="of:=([.G9]-1) *8" office:value-type="float" office:value="1000">
            <text:p>1000</text:p>
          </table:table-cell>
          <table:table-cell office:value-type="float" office:value="126">
            <text:p>126</text:p>
          </table:table-cell>
          <table:table-cell office:value-type="float" office:value="3728">
            <text:p>3728</text:p>
          </table:table-cell>
          <table:table-cell office:value-type="float" office:value="1001">
            <text:p>1001</text:p>
          </table:table-cell>
          <table:table-cell office:value-type="float" office:value="155">
            <text:p>155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J10]-1)*8" office:value-type="float" office:value="3160">
            <text:p>3160</text:p>
          </table:table-cell>
          <table:table-cell table:formula="of:=([.K10]-1)*8" office:value-type="float" office:value="7224">
            <text:p>7224</text:p>
          </table:table-cell>
          <table:table-cell table:formula="of:=([.H10]-1)" office:value-type="float" office:value="400">
            <text:p>400</text:p>
          </table:table-cell>
          <table:table-cell table:formula="of:=[.I10]-1" office:value-type="float" office:value="1000">
            <text:p>1000</text:p>
          </table:table-cell>
          <table:table-cell table:formula="of:=([.G10]-1) *8" office:value-type="float" office:value="1000">
            <text:p>1000</text:p>
          </table:table-cell>
          <table:table-cell office:value-type="float" office:value="126">
            <text:p>126</text:p>
          </table:table-cell>
          <table:table-cell office:value-type="float" office:value="401">
            <text:p>401</text:p>
          </table:table-cell>
          <table:table-cell office:value-type="float" office:value="1001">
            <text:p>1001</text:p>
          </table:table-cell>
          <table:table-cell office:value-type="float" office:value="396">
            <text:p>396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([.J11]-1)*8" office:value-type="float" office:value="1024">
            <text:p>1024</text:p>
          </table:table-cell>
          <table:table-cell table:formula="of:=([.K11]-1)*8-3" office:value-type="float" office:value="1045">
            <text:p>1045</text:p>
          </table:table-cell>
          <table:table-cell table:formula="of:=([.H11]-1)" office:value-type="float" office:value="146966">
            <text:p>146966</text:p>
          </table:table-cell>
          <table:table-cell table:formula="of:=[.I11]-1" office:value-type="float" office:value="1000">
            <text:p>1000</text:p>
          </table:table-cell>
          <table:table-cell table:formula="of:=([.G11]-1) *8" office:value-type="float" office:value="1000">
            <text:p>1000</text:p>
          </table:table-cell>
          <table:table-cell office:value-type="float" office:value="126">
            <text:p>126</text:p>
          </table:table-cell>
          <table:table-cell office:value-type="float" office:value="146967">
            <text:p>146967</text:p>
          </table:table-cell>
          <table:table-cell office:value-type="float" office:value="1001">
            <text:p>1001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3">
            <text:p>1003</text:p>
          </table:table-cell>
          <table:table-cell office:value-type="float" office:value="1001">
            <text:p>1001</text:p>
          </table:table-cell>
          <table:table-cell office:value-type="float" office:value="1329">
            <text:p>1329</text:p>
          </table:table-cell>
          <table:table-cell table:number-columns-repeated="2"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1000">
            <text:p>1000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09/20/2010</text:date>, <text:time>10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 McGinnis</meta:initial-creator>
    <meta:creation-date>2010-09-19T20:07:02</meta:creation-date>
    <dc:date>2010-09-20T10:43:48</dc:date>
    <dc:creator>Loren McGinnis</dc:creator>
    <meta:editing-duration>PT03H15M21S</meta:editing-duration>
    <meta:editing-cycles>4</meta:editing-cycles>
    <meta:generator>OpenOffice.org/3.2$Unix OpenOffice.org_project/320m12$Build-9483</meta:generator>
    <meta:document-statistic meta:table-count="3" meta:cell-count="139" meta:object-count="0"/>
  </office:meta>
</office:document-meta>
</file>